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ean Code [WTF/m]:</text:p>
      <text:p text:style-name="P2">Important Points</text:p>
      <text:p text:style-name="P2"><text:tab/>-Meaningful Names</text:p>
      <text:p text:style-name="P2"><text:tab/>-Functions</text:p>
      <text:p text:style-name="P2"><text:tab/>-Comments</text:p>
      <text:p text:style-name="P2"><text:tab/>-Formatting</text:p>
      <text:p text:style-name="P2"><text:tab/>-Error Handling</text:p>
      <text:p text:style-name="P2"><text:tab/>-Classes</text:p>
      <text:p text:style-name="P2"><text:tab/>-Pbjects and Data Structures</text:p>
      <text:p text:style-name="P2"/>
      <text:p text:style-name="P3">Objects and data Structures:</text:p>
      <text:p text:style-name="P3"><text:span text:style-name="T2"><text:tab/>Beispiel Punkt im Koordinatensystem:</text:span></text:p>
      <text:p text:style-name="P3"><text:span text:style-name="T2"><text:tab/><text:tab/>-Entweder Objekt mit Feldern für Koordinaten</text:span></text:p>
      <text:p text:style-name="P3"><text:span text:style-name="T2"><text:tab/><text:tab/>-Oder Datenstruktur wie 2D-Array</text:span></text:p>
      <text:p text:style-name="P3"><text:span text:style-name="T2"><text:tab/>Law of Demeter:</text:span></text:p>
      <text:p text:style-name="P3"><text:span text:style-name="T2"><text:tab/><text:tab/>-Methode f aus Klasse C darf nur andere Klassen aufrufen, wenn diese</text:span></text:p>
      <text:p text:style-name="P3"><text:span text:style-name="T2"><text:tab/><text:tab/><text:tab/>-Ein Fel von C sind</text:span></text:p>
      <text:p text:style-name="P3"><text:span text:style-name="T2"><text:tab/><text:tab/><text:tab/>-f als Argument übergeben wurden</text:span></text:p>
      <text:p text:style-name="P3"><text:span text:style-name="T2"><text:tab/><text:tab/><text:tab/>-...</text:span></text:p>
      <text:p text:style-name="P3"><text:span text:style-name="T2"><text:tab/><text:tab/><text:tab/>-...</text:span></text:p>
      <text:p text:style-name="P1"/>
      <text:p text:style-name="P1">Refactoring<text:span text:style-name="T1">:</text:span></text:p>
      <text:p text:style-name="P1"><text:span text:style-name="T1"><text:tab/>-Renaming</text:span></text:p>
      <text:p text:style-name="P1"><text:span text:style-name="T1"><text:tab/>-Moving</text:span></text:p>
      <text:p text:style-name="P1"><text:span text:style-name="T1"><text:tab/>-Extracting stuhfff</text:span></text:p>
      <text:p text:style-name="P1"><text:span text:style-name="T1"><text:tab/>-STRUCTURE DESIGN CHANGES!</text:span></text:p>
      <text:p text:style-name="P1"><text:span text:style-name="T1"/></text:p>
      <text:p text:style-name="P1">Software rottet, weil:</text:p>
      <text:p text:style-name="P1"><text:span text:style-name="T1"><text:tab/>-changes are required, which hadnt been forseen</text:span></text:p>
      <text:p text:style-name="P1"><text:span text:style-name="T1"><text:tab/>-agile teams machen wenig initiales design</text:span></text:p>
      <text:p text:style-name="P1"><text:span text:style-name="T1"/></text:p>
      <text:p text:style-name="P1"><text:span text:style-name="T1">+++++++++++++++++++++++++++++++++++++++++++++++++++++++++++++++++++++++ ################################################################################################################################################################+++++++++++++++++++++++++++++++++++++++++++++++++++++++++++++++++++++++++++++++++++++++++++++++++++++++++++++++++++++++++++++++++++++++++++++++++++++++++++++++++++++++++++++++++++++++++++++++++++++++++++++++++++++ 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+ 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29S</meta:editing-duration>
    <meta:editing-cycles>10</meta:editing-cycles>
    <meta:generator>OpenOffice.org/3.4.1$Win32 OpenOffice.org_project/341m1$Build-9593</meta:generator>
    <dc:date>2013-11-21T13:03:06.04</dc:date>
    <meta:document-statistic meta:table-count="0" meta:image-count="0" meta:object-count="0" meta:page-count="1" meta:paragraph-count="28" meta:word-count="90" meta:character-count="2234"/>
    <meta:user-defined meta:name="Info 1"/>
    <meta:user-defined meta:name="Info 2"/>
    <meta:user-defined meta:name="Info 3"/>
    <meta:user-defined meta:name="Info 4"/>
  </office:meta>
</office:document-meta>
</file>